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Availability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Agricium</text:p>
          </table:table-cell>
          <table:table-cell office:value-type="string" calcext:value-type="string">
            <text:p>Agricult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t Olisar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m Hex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valex Hub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rville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vski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cCorp Mining Area 157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nson Mining Outpost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kins Research Outpost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mptown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udre Ore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cCorp Mining Area 141</text:p>
          </table:table-cell>
          <table:table-cell table:number-columns-repeated="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rvest Hydroponics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ubin Mining Facility</text:p>
          </table:table-cell>
          <table:table-cell table:number-columns-repeated="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rra Mills HydroFarm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&amp;R CRU-L1</text:p>
          </table:table-cell>
          <table:table-cell table:number-columns-repeated="23"/>
        </table:table-row>
      </table:table>
      <table:table table:name="Prices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Agricium</text:p>
          </table:table-cell>
          <table:table-cell office:value-type="string" calcext:value-type="string">
            <text:p>Agricult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t Olisa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m Hex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valex Hub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rville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vski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cCorp Mining Area 157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nson Mining Outpost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kins Research Outpost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mptown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udre Ore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cCorp Mining Area 141</text:p>
          </table:table-cell>
          <table:table-cell table:number-columns-repeated="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rvest Hydroponics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ubin Mining Facility</text:p>
          </table:table-cell>
          <table:table-cell table:number-columns-repeated="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rra Mills HydroFarm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&amp;R CRU-L1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10:08:42.7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1-21T10:11:50.775000000</dc:date>
    <meta:editing-duration>PT35M16S</meta:editing-duration>
    <meta:editing-cycles>3</meta:editing-cycles>
    <meta:generator>LibreOffice/6.0.5.2$Windows_X86_64 LibreOffice_project/54c8cbb85f300ac59db32fe8a675ff7683cd5a16</meta:generator>
    <meta:document-statistic meta:table-count="2" meta:cell-count="169" meta:object-count="0"/>
  </office:meta>
</office:document-meta>
</file>